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paragraph-properties fo:margin-top="0in" fo:margin-bottom="0in" style:contextual-spacing="false"/>
      <style:text-properties fo:font-weight="normal" officeooo:paragraph-rsid="00187e5b" style:font-weight-asian="normal" style:font-weight-complex="normal"/>
    </style:style>
    <style:style style:name="P2" style:family="paragraph" style:parent-style-name="Standard">
      <style:paragraph-properties fo:margin-top="0in" fo:margin-bottom="0in" style:contextual-spacing="false"/>
      <style:text-properties fo:font-weight="normal" officeooo:paragraph-rsid="00187e5b" style:font-weight-asian="normal" style:font-weight-complex="normal"/>
    </style:style>
    <style:style style:name="P3" style:family="paragraph" style:parent-style-name="Standard">
      <style:paragraph-properties fo:margin-top="0in" fo:margin-bottom="0in" style:contextual-spacing="false"/>
      <style:text-properties fo:font-weight="bold" officeooo:paragraph-rsid="00187e5b" style:font-weight-asian="bold" style:font-weight-complex="bold"/>
    </style:style>
    <style:style style:name="P4" style:family="paragraph" style:parent-style-name="Standard" style:list-style-name="L1">
      <style:paragraph-properties fo:margin-top="0in" fo:margin-bottom="0in" style:contextual-spacing="false"/>
      <style:text-properties officeooo:paragraph-rsid="00187e5b"/>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SPF(Open shortest path first)</text:p>
      <text:list xml:id="list129864142" text:style-name="L1">
        <text:list-item>
          <text:p text:style-name="P4">An intra-AS routing protocol</text:p>
        </text:list-item>
        <text:list-item>
          <text:p text:style-name="P1">Is a link state routing protocol(Based on Dijkstra's algorithm). It is thus a centralized algorithm. Each router constructs a complete topological map of the entire autonomous system.</text:p>
        </text:list-item>
        <text:list-item>
          <text:p text:style-name="P1">Individual link costs are configured by the network administrator.</text:p>
        </text:list-item>
        <text:list-item>
          <text:p text:style-name="P1">Each router broadcasts link-state information whenever there is a change in a link's state.</text:p>
        </text:list-item>
        <text:list-item>
          <text:p text:style-name="P1">OSPF advertisements are contained in directly by the IP, with an upper layer protocol of 89 for OSPF.</text:p>
        </text:list-item>
        <text:list-item>
          <text:p text:style-name="P1">Advantages over RIP</text:p>
          <text:list>
            <text:list-item>
              <text:p text:style-name="P1">Security – Exchanges of routing information between OSPF routers is authenticated. Malicious users cannot inject wrong information into router tables.</text:p>
            </text:list-item>
            <text:list-item>
              <text:p text:style-name="P1">Handling of multiple same-cost paths – OSPF allows multiple same-cost paths to be chosen for the same connection, thus avoiding congestion on one path.</text:p>
            </text:list-item>
            <text:list-item>
              <text:p text:style-name="P1">Integrated support for multicast routing – MOSPF use the same routing tables and a new type of advertisement with the existing OSPF broadcast mechanism</text:p>
            </text:list-item>
            <text:list-item>
              <text:p text:style-name="P1">Support for Hierarchical routing</text:p>
              <text:list>
                <text:list-item>
                  <text:p text:style-name="P1">Each autonomous system can be configured into <text:span text:style-name="T1">areas</text:span> with each area running its own OSPF link-state algorithm.</text:p>
                </text:list-item>
                <text:list-item>
                  <text:p text:style-name="P1">Each area has one or more<text:span text:style-name="T1"> area border routers</text:span> that are responsible for routing packets outside the area</text:p>
                </text:list-item>
                <text:list-item>
                  <text:p text:style-name="P1">One OSPF area in the AS is configured to be the <text:span text:style-name="T1">backbone area</text:span>. The primary role of the backbone area is to route traffic between other areas in the AS. It does so as it includes all the are border routers in the AS(it may contain non border routers too)</text:p>
                </text:list-item>
                <text:list-item>
                  <text:p text:style-name="P1">Inter area routing between OSPF areas within the AS requires that the packet first be routed to an area border router through intra-area routing and then routed through the backbone to the area border router that is in the destination area, and then to the final destination</text:p>
                </text:list-item>
                <text:list-item>
                  <text:p text:style-name="P1">Finally every backbone area has a boundary router that is responsible for routing to destinations outside the AS. Obviously it runs an intra-state and an inter-state routing algorithm.</text:p>
                </text:list-item>
              </text:list>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3-02-04T15:22:41</meta:creation-date>
    <dc:date>2013-02-04T15:23:00</dc:date>
    <dc:creator>Kempa </dc:creator>
    <meta:editing-duration>P0D</meta:editing-duration>
    <meta:editing-cycles>1</meta:editing-cycles>
    <meta:document-statistic meta:table-count="0" meta:image-count="0" meta:object-count="0" meta:page-count="1" meta:paragraph-count="16" meta:word-count="326" meta:character-count="1940" meta:non-whitespace-character-count="1645"/>
    <meta:generator>LibreOffice/3.6$Linux_x86 LibreOffice_project/360m1$Build-2</meta:generator>
  </office:meta>
</office:document-meta>
</file>